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311cm" table:align="left" style:writing-mode="lr-tb"/>
    </style:style>
    <style:style style:name="Tabela1.A" style:family="table-column">
      <style:table-column-properties style:column-width="2.734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7.341cm"/>
    </style:style>
    <style:style style:name="Tabela1.D" style:family="table-column">
      <style:table-column-properties style:column-width="5.33cm"/>
    </style:style>
    <style:style style:name="Tabela1.1" style:family="table-row">
      <style:table-row-properties style:min-row-height="0.501cm" fo:keep-together="auto"/>
    </style:style>
    <style:style style:name="Tabela1.A1" style:family="table-cell">
      <style:table-cell-properties style:vertical-align="middle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line-height-at-least="0.353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left="0cm" fo:margin-right="0cm" fo:text-indent="1.501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officeooo:rsid="001b26e2" officeooo:paragraph-rsid="001b26e2"/>
    </style:style>
    <style:style style:name="P10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P11" style:family="paragraph" style:parent-style-name="Heading_20_1" style:list-style-name="WW8Num3">
      <style:paragraph-properties fo:margin-top="0.847cm" fo:margin-bottom="0.635cm" style:contextual-spacing="false" fo:line-height="100%" fo:text-align="justify" style:justify-single-word="false" fo:hyphenation-ladder-count="no-limit">
        <style:tab-stops>
          <style:tab-stop style:position="0.762cm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Heading_20_1" style:list-style-name="WW8Num3">
      <style:paragraph-properties fo:margin-top="0.847cm" fo:margin-bottom="0.635cm" style:contextual-spacing="false" fo:line-height="100%" fo:text-align="justify" style:justify-single-word="false" fo:hyphenation-ladder-count="no-limit" fo:break-before="page">
        <style:tab-stops>
          <style:tab-stop style:position="0.762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Heading_20_2" style:list-style-name="WW8Num2">
      <style:paragraph-properties fo:margin-left="0.501cm" fo:margin-right="0cm" fo:margin-top="0.635cm" fo:margin-bottom="0.423cm" style:contextual-spacing="false" fo:line-height="100%" fo:hyphenation-ladder-count="no-limit" fo:text-indent="0cm" style:auto-text-indent="false">
        <style:tab-stops>
          <style:tab-stop style:position="1.251cm"/>
        </style:tab-stops>
      </style:paragraph-properties>
      <style:text-properties style:font-name="Times New Roman" fo:font-size="12pt" fo:font-style="normal" style:font-size-asian="12pt" style:font-style-asian="normal" style:font-name-complex="Times New Roman" fo:hyphenate="false" fo:hyphenation-remain-char-count="2" fo:hyphenation-push-char-count="2"/>
    </style:style>
    <style:style style:name="P14" style:family="paragraph" style:parent-style-name="Heading_20_2" style:list-style-name="WW8Num2">
      <style:paragraph-properties fo:margin-left="0.501cm" fo:margin-right="0cm" fo:margin-top="0.635cm" fo:margin-bottom="0.423cm" style:contextual-spacing="false" fo:line-height="100%" fo:hyphenation-ladder-count="no-limit" fo:text-indent="0cm" style:auto-text-indent="false">
        <style:tab-stops>
          <style:tab-stop style:position="1.251cm"/>
        </style:tab-stops>
      </style:paragraph-properties>
      <style:text-properties style:font-name="Times New Roman" fo:font-size="12pt" fo:font-style="normal" officeooo:paragraph-rsid="001b26e2" style:font-size-asian="12pt" style:font-style-asian="normal" style:font-name-complex="Times New Roman" fo:hyphenate="false" fo:hyphenation-remain-char-count="2" fo:hyphenation-push-char-count="2"/>
    </style:style>
    <style:style style:name="P15" style:family="paragraph" style:parent-style-name="Titulo_20_documento">
      <style:paragraph-properties fo:text-align="end" style:justify-single-word="false"/>
    </style:style>
    <style:style style:name="P16" style:family="paragraph" style:parent-style-name="Titulo_20_documento">
      <style:paragraph-properties fo:text-align="end" style:justify-single-word="false"/>
      <style:text-properties fo:color="#000000" fo:font-size="16pt" style:font-size-asian="16pt" style:font-size-complex="16pt"/>
    </style:style>
    <style:style style:name="P17" style:family="paragraph" style:parent-style-name="Titulo_20_documento">
      <style:paragraph-properties fo:text-align="center" style:justify-single-word="false"/>
    </style:style>
    <style:style style:name="P18" style:family="paragraph" style:parent-style-name="Titulo_20_documento">
      <style:paragraph-properties fo:text-align="center" style:justify-single-word="false" fo:break-before="page"/>
      <style:text-properties fo:color="#000000" fo:font-size="10pt" style:font-size-asian="10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Times New Roman" fo:font-size="12pt" fo:font-style="normal" style:font-size-asian="12pt" style:font-style-asian="normal" style:font-name-complex="Times New Roman"/>
    </style:style>
    <style:style style:name="T7" style:family="text">
      <style:text-properties officeooo:rsid="001b2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6">DOCUMENTO DE </text:p>
      <text:p text:style-name="P16">ESPECIFICAÇÃO DE REQUISITOS</text:p>
      <text:p text:style-name="P2"/>
      <text:p text:style-name="P15"><text:span text:style-name="T1">Versão 1.1</text:span></text:p>
      <text:p text:style-name="P17"/>
      <text:p text:style-name="P18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D1" office:value-type="string">
            <text:p text:style-name="P3">Autor</text:p>
          </table:table-cell>
        </table:table-row>
        <table:table-row table:style-name="Tabela1.1">
          <table:table-cell table:style-name="Tabela1.A2" office:value-type="string">
            <text:p text:style-name="P4">21/08/2013</text:p>
          </table:table-cell>
          <table:table-cell table:style-name="Tabela1.B2" office:value-type="string">
            <text:p text:style-name="P4">1.0</text:p>
          </table:table-cell>
          <table:table-cell table:style-name="Tabela1.C2" office:value-type="string">
            <text:p text:style-name="P4">Criação da Especificação de Requisitos</text:p>
          </table:table-cell>
          <table:table-cell table:style-name="Tabela1.D2" office:value-type="string">
            <text:p text:style-name="P6">David Brasil da Cunha,<text:line-break/>Paulo Sérgio dos S. Borges</text:p>
          </table:table-cell>
        </table:table-row>
        <table:table-row table:style-name="Tabela1.1">
          <table:table-cell table:style-name="Tabela1.A3" office:value-type="string">
            <text:p text:style-name="P4">28/08/2013</text:p>
          </table:table-cell>
          <table:table-cell table:style-name="Tabela1.B3" office:value-type="string">
            <text:p text:style-name="P5"><text:span text:style-name="T4">1.1</text:span></text:p>
          </table:table-cell>
          <table:table-cell table:style-name="Tabela1.C3" office:value-type="string">
            <text:p text:style-name="P4">Alterações</text:p>
          </table:table-cell>
          <table:table-cell table:style-name="Tabela1.D3" office:value-type="string">
            <text:p text:style-name="P6">David Brasil da Cunha,<text:line-break/>Paulo Sérgio dos S. Borges</text:p>
          </table:table-cell>
        </table:table-row>
      </table:table>
      <text:list xml:id="list2627546129855610013" text:style-name="WW8Num3">
        <text:list-item>
          <text:h text:style-name="P12" text:outline-level="1"><text:s/>OBJETIVO</text:h>
        </text:list-item>
      </text:list>
      <text:p text:style-name="P8">Este documento tem por objetivo registrar as necessidades e funcionalidades gerais do jogo Apocalipse Zumbi, identificadas durante as fases de anteprojeto e planejamento. Seu foco será direcionado para o entretenimento de pessoas que tenham interesse por jogos de terror.</text:p>
      <text:list xml:id="list193435576145204" text:continue-numbering="true" text:style-name="WW8Num3">
        <text:list-item>
          <text:h text:style-name="P11" text:outline-level="1">REQUISITOS DO SISTEMA</text:h>
        </text:list-item>
      </text:list>
      <text:list xml:id="list2408139891843973720" text:style-name="WW8Num2">
        <text:list-item>
          <text:list>
            <text:list-item>
              <text:h text:style-name="P13" text:outline-level="2">Iniciar Jogo</text:h>
            </text:list-item>
          </text:list>
        </text:list-item>
      </text:list>
      <text:p text:style-name="P7">No menu principal, o sistema apresentará um menu de opções e permitirá que o jogador escolha a opção para iniciar uma nova partida.</text:p>
      <text:list xml:id="list193435577147686" text:continue-numbering="true" text:style-name="WW8Num2">
        <text:list-item>
          <text:list>
            <text:list-item>
              <text:h text:style-name="P13" text:outline-level="2">Finalizar Jogo</text:h>
            </text:list-item>
          </text:list>
        </text:list-item>
      </text:list>
      <text:p text:style-name="P9"><text:span text:style-name="T6">O sistema permitirá que a qualquer momento o jogador finalize o jogo e encerre a aplicação.</text:span></text:p>
      <text:list xml:id="list193435578159891" text:continue-numbering="true" text:style-name="WW8Num2">
        <text:list-item>
          <text:list>
            <text:list-item>
              <text:h text:style-name="P13" text:outline-level="2">Manter Pontuação</text:h>
            </text:list-item>
          </text:list>
        </text:list-item>
      </text:list>
      <text:p text:style-name="P9"><text:span text:style-name="T6">O sistema manterá armazenado em memória temporária a pontuação total do jogador obtida durante a partida. Essa informação deverá ser apresentada na tela em tempo real.</text:span></text:p>
      <text:list xml:id="list193435579138611" text:continue-numbering="true" text:style-name="WW8Num2">
        <text:list-item>
          <text:list>
            <text:list-item>
              <text:h text:style-name="P13" text:outline-level="2">Controlar Dificuldade</text:h>
            </text:list-item>
          </text:list>
        </text:list-item>
      </text:list>
      <text:p text:style-name="P9"><text:span text:style-name="T6">O sistema elevará o nível de dificuldade dos objetivos e desafios de maneira gradual com o passar das fases, apresentado inimigos mais fortes e em maior número.</text:span></text:p>
      <text:list xml:id="list193435579146572" text:continue-numbering="true" text:style-name="WW8Num2">
        <text:list-item>
          <text:list>
            <text:list-item>
              <text:h text:style-name="P13" text:outline-level="2">Controlar Movimentação</text:h>
            </text:list-item>
          </text:list>
        </text:list-item>
      </text:list>
      <text:p text:style-name="P9">O sistema irá permitir ao jogador controlar o personagem através do cenário de maneira dinâmica. Os movimentos representam as ações do personagem e incluem: Andar, pular e atacar.</text:p>
      <text:p text:style-name="P8"><text:soft-page-break/></text:p>
      <text:list xml:id="list193435580139716" text:continue-numbering="true" text:style-name="WW8Num2">
        <text:list-item>
          <text:list>
            <text:list-item>
              <text:h text:style-name="P13" text:outline-level="2">Manter Pontos de Vida</text:h>
            </text:list-item>
          </text:list>
        </text:list-item>
      </text:list>
      <text:p text:style-name="P9">O sistema manterá controle dos pontos de vida do jogador durante a partida e apresentará na tela para o jogador.</text:p>
      <text:p text:style-name="P8"/>
      <text:list xml:id="list193435581151423" text:continue-numbering="true" text:style-name="WW8Num2">
        <text:list-item>
          <text:list>
            <text:list-item>
              <text:h text:style-name="P13" text:outline-level="2">Manter Munição</text:h>
            </text:list-item>
          </text:list>
        </text:list-item>
      </text:list>
      <text:p text:style-name="P9">O sistema manterá controle da munição da arma do personagem, limitando a quantidade de disparos disponíveis.</text:p>
      <text:p text:style-name="P8"/>
      <text:list xml:id="list193435582163672" text:continue-numbering="true" text:style-name="WW8Num2">
        <text:list-item>
          <text:list>
            <text:list-item>
              <text:h text:style-name="P13" text:outline-level="2">Manter Tempo de Jogo</text:h>
            </text:list-item>
          </text:list>
        </text:list-item>
      </text:list>
      <text:p text:style-name="P9">O sistema deverá manter o tempo de duração da partida armazenado em memória temporária e apresentá-lo na tela em tempo real.</text:p>
      <text:p text:style-name="P8"/>
      <text:list xml:id="list193435583135460" text:continue-numbering="true" text:style-name="WW8Num2">
        <text:list-item>
          <text:list>
            <text:list-item>
              <text:h text:style-name="P13" text:outline-level="2">Pausar Jogo</text:h>
            </text:list-item>
          </text:list>
        </text:list-item>
      </text:list>
      <text:p text:style-name="P9">O sistema permitirá ao jogador pausar a partida a qualquer momento, abrindo em primeiro plano um menu de opções (“menu de pausa”).</text:p>
      <text:p text:style-name="P9"/>
      <text:list xml:id="list193435584152169" text:continue-numbering="true" text:style-name="WW8Num2">
        <text:list-item>
          <text:list>
            <text:list-item>
              <text:h text:style-name="P14" text:outline-level="2"><text:s text:c="2"/><text:span text:style-name="T7">Concluir Jogo</text:span></text:h>
            </text:list-item>
          </text:list>
        </text:list-item>
      </text:list>
      <text:p text:style-name="P9">Após vencer todos os desafios e fases, o sistema apresentará ao jogador uma tela de conclusão da história, a pontuação e tempo de jogo. Em seguida apresentará os créditos com os nomes da equipe de desenvolvimento e dos direitos de uso ced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Índice_20_de_20_ilustrações" style:display-name="Índice de ilustrações" style:family="paragraph" style:parent-style-name="Standard" style:next-style-name="Standard"/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line-height="100%" fo:hyphenation-ladder-count="no-limit"/>
      <style:text-properties fo:color="#999999" style:font-name="Arial" fo:font-size="26pt" fo:font-weight="bold" style:font-size-asian="26pt" style:font-weight-asian="bold" style:font-name-complex="Arial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3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2z1" style:num-prefix="2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z2" style:num-prefix="3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</dc:title>
    <meta:initial-creator>Ferdinan Correia Lima</meta:initial-creator>
    <meta:creation-date>2009-03-03T22:08:00</meta:creation-date>
    <dc:creator>Ferdinan Correia Lima</dc:creator>
    <dc:date>2009-03-03T22:10:00</dc:date>
    <meta:editing-cycles>2</meta:editing-cycles>
    <meta:editing-duration>PT2M</meta:editing-duration>
    <meta:generator>LibreOffice/4.1.1.2$Windows_x86 LibreOffice_project/7e4286b58adc75a14f6d83f53a03b6c11fa2903</meta:generator>
    <meta:document-statistic meta:table-count="1" meta:image-count="0" meta:object-count="0" meta:page-count="4" meta:paragraph-count="39" meta:word-count="362" meta:character-count="2214" meta:non-whitespace-character-count="1899"/>
  </office:meta>
</office:document-meta>
</file>